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Schem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ür rannara/ins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bmessung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ilddetails: es soll eine einzelne grafik sein, auf der gescrollt werden kann.</text:p>
              </text:list-item>
              <text:list-item>
                <text:p>Die clickbaren teile des bildes sollen farblich hervorgehoben werden. D.h. alles gegraut, nur die clickbaren sachen besonders bunt.</text:p>
              </text:list-item>
              <text:list-item>
                <text:p>720px Höhe auf einem bildschirm.</text:p>
              </text:list-item>
              <text:list-item>
                <text:p>Größe des Wohnzimmers: 1024x57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ildbeschreib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bmessungen:</text:p>
                <text:list>
                  <text:list-item>
                    <text:p>Wohnzimmer: 1024x576 px</text:p>
                  </text:list-item>
                  <text:list-item>
                    <text:p>Rakete: 1024x2880 px</text:p>
                  </text:list-item>
                  <text:list-item>
                    <text:p>Gesamtes Bild: 2880x2880 px</text:p>
                  </text:list-item>
                </text:list>
              </text:list-item>
              <text:list-item>
                <text:p>Allessamt ohne bewegliche Te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20:41:58.523782074</meta:creation-date>
    <meta:generator>LibreOffice/7.4.7.2$Linux_X86_64 LibreOffice_project/40$Build-2</meta:generator>
    <dc:date>2023-12-27T20:47:15.350810207</dc:date>
    <meta:editing-duration>PT5M12S</meta:editing-duration>
    <meta:editing-cycles>13</meta:editing-cycles>
    <meta:document-statistic meta:object-count="33"/>
  </office:meta>
</office:document-meta>
</file>